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T1" style:family="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ssion Zero (Sorcerer)</text:p>
      <text:p text:style-name="P1"/>
      <text:list xml:id="list3031679747189413217" text:style-name="L1">
        <text:list-header>
          <text:p text:style-name="P4">Quest</text:p>
          <text:p text:style-name="P4"/>
        </text:list-header>
        <text:list-item>
          <text:p text:style-name="P6">Sleeping in the Two Ford Inn, journey through your memories to try to figure out what to do about Darsis.</text:p>
        </text:list-item>
      </text:list>
      <text:p text:style-name="P2"/>
      <text:list xml:id="list38386192" text:continue-numbering="true" text:style-name="L1">
        <text:list-header>
          <text:p text:style-name="P4">Characters</text:p>
          <text:p text:style-name="P4"/>
        </text:list-header>
        <text:list-item>
          <text:p text:style-name="P6">Netheria, Sorcyl and Orianna Drachedandion</text:p>
        </text:list-item>
        <text:list-item>
          <text:p text:style-name="P6">Darsis Wimbly, Molly and Ingvald Wimbly</text:p>
        </text:list-item>
        <text:list-item>
          <text:p text:style-name="P6">Kathra-Lynn Melliamne, Jhessail and Rhuk Drelliamanth</text:p>
          <text:p text:style-name="P6"/>
        </text:list-item>
      </text:list>
      <text:p text:style-name="P2"><text:tab/><text:span text:style-name="T3">Events</text:span></text:p>
      <text:p text:style-name="P2"/>
      <text:list xml:id="list2680329438700247196" text:style-name="L2">
        <text:list-item>
          <text:list>
            <text:list-item>
              <text:p text:style-name="P7">Your feet touch the soft rug of a carpet in a hallway you recognize, but haven't set foot in in years. You don't remember it stretching as far into infinity as it seems to now, but you know you got there from the bed you've woken up in every day for the past 10 years, in your parent's house. You're not sure how you didn't notice it a moment ago, but an open door lies ahead only a few feet to your right, as you just make out another, closed, on just this side of infinity.</text:p>
              <text:list>
                <text:list-item>
                  <text:p text:style-name="P7">If you walk forward, the doors remain the same distance away from you, until you walk towards the open door</text:p>
                </text:list-item>
              </text:list>
            </text:list-item>
            <text:list-item>
              <text:p text:style-name="P9">Through the open door</text:p>
              <text:list>
                <text:list-item>
                  <text:p text:style-name="P7">Describe walking in to a lesson with your private tutor</text:p>
                  <text:list>
                    <text:list-item>
                      <text:p text:style-name="P7">Describe the classroom</text:p>
                    </text:list-item>
                    <text:list-item>
                      <text:p text:style-name="P7">Describe the voice your teacher speaks in</text:p>
                      <text:list>
                        <text:list-item>
                          <text:p text:style-name="P7">“Young Master Thomaranth”</text:p>
                        </text:list-item>
                      </text:list>
                    </text:list-item>
                  </text:list>
                </text:list-item>
                <text:list-item>
                  <text:p text:style-name="P7">You take your seat, open your book, and the lesson starts (it's the impossible kind of nonsense that makes slightly stressfully frustrating sense in dreams)</text:p>
                  <text:list>
                    <text:list-item>
                      <text:p text:style-name="P7">“As we can see the hypotenuse of social relations running North by South North through the 87<text:span text:style-name="T6">th</text:span> parallipsicon of...</text:p>
                    </text:list-item>
                  </text:list>
                </text:list-item>
              </text:list>
            </text:list-item>
            <text:list-item>
              <text:p text:style-name="P9">“OooOOOOooOOo my god this is SO BORING” you snap upright as your sister's voice bolts into your mind, and <text:s/>a band begins to play</text:p>
              <text:list>
                <text:list-item>
                  <text:p text:style-name="P7">You're sitting at the dinner table at a party, tugging at the seams of your uncomfortable formal dinnerware</text:p>
                </text:list-item>
                <text:list-item>
                  <text:p text:style-name="P7">you and Netheria speak in mocking voices about the people your parents are having a conversation with</text:p>
                </text:list-item>
                <text:list-item>
                  <text:p text:style-name="P7">She eventually leaps out of her chair “Come on!” and runs out a door into the hallway.</text:p>
                </text:list-item>
              </text:list>
            </text:list-item>
            <text:list-item>
              <text:p text:style-name="P9">When you follow, the hallway is empty, the door behind you has vanished. Your open classroom doorway slams shut in front of you, and you hear the muffled sound of an argument coming from down the hall, where you see the door on just this side of infinity</text:p>
              <text:list>
                <text:list-item>
                  <text:p text:style-name="P7">As you approach the door, you can hear your sister yelling, and your parent's trying to retain a stern composure</text:p>
                </text:list-item>
                <text:list-item>
                  <text:p text:style-name="P7">just as you reach the door, Netheria bursts out, fighting back tears, running past you and <text:soft-page-break/>screaming in her mind so you can't make out her thoughts</text:p>
                </text:list-item>
              </text:list>
            </text:list-item>
            <text:list-item>
              <text:p text:style-name="P9">Your parents look through the door at you from the room, “Thomaranth, very good. Come in son, you've much to tell us no doubt”</text:p>
              <text:list>
                <text:list-item>
                  <text:p text:style-name="P9"><text:span text:style-name="T7">As you walk in you feel the parchment you're holding in the crook of your arm. You feel it through the sleeve of your Mithril-silk suit.</text:span></text:p>
                </text:list-item>
                <text:list-item>
                  <text:p text:style-name="P9"><text:span text:style-name="T7">As you enter your parents study, you see the rich mahogany desk behind which your father sits, the easy-chair where your mother looks through her spectacles making marks on various scrolls, the ladders leaning against shelves books</text:span></text:p>
                </text:list-item>
              </text:list>
            </text:list-item>
            <text:list-item>
              <text:p text:style-name="P9">You feel a slight pressure behind your right eye, and walk to a chair that you pull out from a modest wooden table. As you sit, the pressure swells into an intense pain, followed by an wave of cold as you wince into the bundle of ice you're holding against your eye.</text:p>
              <text:list>
                <text:list-item>
                  <text:p text:style-name="P9"><text:span text:style-name="T7">You exhale and open your eyes to look at your supervisor, who's currently sitting across from you in the plain wooden room with a single window out to one of the many alleys of Safeton</text:span></text:p>
                  <text:list>
                    <text:list-item>
                      <text:p text:style-name="P7">“so tell me about this Darsis”</text:p>
                    </text:list-item>
                  </text:list>
                </text:list-item>
              </text:list>
            </text:list-item>
            <text:list-item>
              <text:p text:style-name="P9">A fresh wave of pain surges through your eye causing you to wince, then recedes as your face smooshes into the soft fabric of your carpet</text:p>
              <text:list>
                <text:list-item>
                  <text:p text:style-name="P7">“AND THREE! AND TWO! AND ONE! AND HE'S GOT HIM – WORLD CHAMPION OF SAFETON AND THE WHOLE WORLD RUKH THE RUTHLESS DRELLIAMANTH HAS DONE IT AGAIN!!!</text:p>
                </text:list-item>
                <text:list-item>
                  <text:p text:style-name="P7">“Rukh honey time to stop kicking your father's butt and come set the table”</text:p>
                </text:list-item>
                <text:list-item>
                  <text:p text:style-name="P7">“Okay mom!”</text:p>
                </text:list-item>
                <text:list-item>
                  <text:p text:style-name="P7">You scrape yourself off the floor and walk into the kitchen where Kath is putting food on the table while Rukh scrambles around hoisting plates, utensils and placemats up over the table's edge which he can now just barely reach</text:p>
                </text:list-item>
                <text:list-item>
                  <text:p text:style-name="P7">Your daughter Jhessail reaches out from you towards Kath “mamamama,” who you give a kiss before turning and walking into the bright and lively bustle of another beautiful Safeton morning</text:p>
                </text:list-item>
              </text:list>
            </text:list-item>
            <text:list-item>
              <text:p text:style-name="P9">Describe Safeton</text:p>
            </text:list-item>
            <text:list-item>
              <text:p text:style-name="P9">Eventually, you hear a bit of a commotion, and then suddenly lurch forward after someone bumps into you as a group of kids rush by</text:p>
              <text:list>
                <text:list-item>
                  <text:p text:style-name="P7">As you hear the shouts of some people behind you yelling “Stop! Come back here! Someone stop them! Thieves!” you instinctively reach for the pocket where you hold your wallet...gone</text:p>
                </text:list-item>
                <text:list-item>
                  <text:p text:style-name="P7">You can still see the group trying to make their way through the crowd</text:p>
                </text:list-item>
              </text:list>
            </text:list-item>
            <text:list-item>
              <text:p text:style-name="P9">Combat/chase</text:p>
              <text:list>
                <text:list-item>
                  <text:p text:style-name="P7">You'll eventually manage to catch up with Darsis and catch him</text:p>
                </text:list-item>
                <text:list-item>
                  <text:p text:style-name="P7">As you reach into his thoughts to get a sense of what's going on with him (possibly <text:span text:style-name="T4">Calm Thoughts</text:span><text:span text:style-name="T5">/</text:span><text:span text:style-name="T4">Sleep</text:span><text:span text:style-name="T8">) you hear his panic come to abrupt stop.</text:span></text:p>
                </text:list-item>
                <text:list-item>
                  <text:p text:style-name="P7"><text:span text:style-name="T8">You look at his face, and notice the clenched lips and slightly arched brow of a decision made, and then WHAM</text:span></text:p>
                </text:list-item>
              </text:list>
            </text:list-item>
            <text:list-item>
              <text:p text:style-name="P9"><text:span text:style-name="T8">Your eye surges with pain, wrenching your other eye open as you look across another modest wood table, this time in a windowless room, as you hear your supervisor's voice next to yo</text:span></text:p>
              <text:list>
                <text:list-item>
                  <text:p text:style-name="P9"><text:span text:style-name="T9">“Darsis”</text:span></text:p>
                </text:list-item>
                <text:list-item>
                  <text:p text:style-name="P7"><text:span text:style-name="T8">You and your supervisor sit across from Darsis who is trying to look tough and stifling a </text:span><text:soft-page-break/><text:span text:style-name="T8">smile every time his eyes flit up at your black eye</text:span></text:p>
                </text:list-item>
                <text:list-item>
                  <text:p text:style-name="P7"><text:span text:style-name="T8">You talk to him,</text:span></text:p>
                </text:list-item>
                <text:list-item>
                  <text:p text:style-name="P7"><text:span text:style-name="T8">You keep him calm and </text:span><text:span text:style-name="T10">probe his thoughts </text:span><text:span text:style-name="T8">to figure out what he'll respond best to</text:span></text:p>
                </text:list-item>
                <text:list-item>
                  <text:p text:style-name="P7"><text:span text:style-name="T8">Eventually he says something that makes you think the Willby's would be a good fit</text:span></text:p>
                </text:list-item>
                <text:list-item>
                  <text:p text:style-name="P7"><text:span text:style-name="T8">You begin to hear the sounds of the busying street outside as vendor's start serving dinner to people heading home</text:span></text:p>
                  <text:list>
                    <text:list-item>
                      <text:p text:style-name="P7"><text:span text:style-name="T8">you realize how long you've been there, and see Darsis kind of holding his stomach as he fidgets in his seat, and you hear his stomach growl a bit</text:span></text:p>
                    </text:list-item>
                    <text:list-item>
                      <text:p text:style-name="P7"><text:span text:style-name="T8">You have some gold in your pocket, and offer to get him some food</text:span></text:p>
                    </text:list-item>
                  </text:list>
                </text:list-item>
              </text:list>
            </text:list-item>
          </text:list>
        </text:list-item>
        <text:list-item>
          <text:p text:style-name="P9"><text:span text:style-name="T8">The two of you walk out of the office, and into Willby's Wondrous Wingnuts and Widgets LLC</text:span><text:span text:style-name="T9">, </text:span><text:span text:style-name="T8">and the eagerly waiting Ingvald and Molly Willby</text:span></text:p>
          <text:list>
            <text:list-item>
              <text:p text:style-name="P7"><text:span text:style-name="T8">You introduce them, Darsis is gobsmacked as the Willby's show him the shop.</text:span></text:p>
            </text:list-item>
            <text:list-item>
              <text:p text:style-name="P7"><text:span text:style-name="T8">Mary comes back to you from the back of the shop, looking a couple years older, and tells you how well Darsis is doing.</text:span></text:p>
            </text:list-item>
          </text:list>
        </text:list-item>
        <text:list-item>
          <text:p text:style-name="P9"><text:span text:style-name="T8">You walk out the door, through the streets of Safeton, through a farmer's market</text:span></text:p>
          <text:list>
            <text:list-item>
              <text:p text:style-name="P9"><text:span text:style-name="T9">Jhessail tugs at your pants to pick her up as Ruhk yells from the other side asking if he can buy a sausage</text:span></text:p>
            </text:list-item>
            <text:list-item>
              <text:p text:style-name="P9"><text:span text:style-name="T9">Kathra rustles around in her pocket for some change, which she sorts in her palms and hands to you as you hand her Jhessail, walk to join the line with your son</text:span></text:p>
            </text:list-item>
            <text:list-item>
              <text:p text:style-name="P9"><text:span text:style-name="T9">You buy a sausage for him and yourself, and walk over to a park bench to each them</text:span></text:p>
            </text:list-item>
          </text:list>
        </text:list-item>
        <text:list-item>
          <text:p text:style-name="P9">You sit down and look at the Safeton farmer's market out the window of a local diner, when you feel Darsis' ping in your mind</text:p>
          <text:list>
            <text:list-item>
              <text:list>
                <text:list-item>
                  <text:p text:style-name="P7">You meet him there every day for a lunchtime check-in</text:p>
                </text:list-item>
                <text:list-item>
                  <text:p text:style-name="P7">He walks in, and you guys talk about his day</text:p>
                </text:list-item>
                <text:list-item>
                  <text:p text:style-name="P7">He grows older with each sentence </text:p>
                </text:list-item>
                <text:list-item>
                  <text:p text:style-name="P7">As he gets older, he starts asking about the bigger world, talking about people he knows who have told him this and that about this and that place</text:p>
                </text:list-item>
                <text:list-item>
                  <text:p text:style-name="P7">He asks if you've ever been to Greyhawk, seems kind of enamored by it, says some of his friends are talking about going</text:p>
                </text:list-item>
                <text:list-item>
                  <text:p text:style-name="P7">Eventually you pay, and he heads off while you pick at the last scraps of your food, and then feel a sudden onset of worry as you're served a fresh plate</text:p>
                </text:list-item>
              </text:list>
            </text:list-item>
          </text:list>
        </text:list-item>
        <text:list-item>
          <text:p text:style-name="P9">It's been a good fifteen minutes since Darsis usually pings. He's never missed a check-in before, and you're about to get up to go looking for him when you notice a couple fairly large, cloaked figures trying and failing to remain inconspicuous across the street</text:p>
          <text:list>
            <text:list-item>
              <text:list>
                <text:list-item>
                  <text:p text:style-name="P7">Without looking, you reach as subtly as you can into their thoughts, and recognize a pattern you wish were more easily mistakeable...guards</text:p>
                </text:list-item>
                <text:list-item>
                  <text:p text:style-name="P7">You take a deep breath, steeling yourself as the front door opens. No turning back now. </text:p>
                </text:list-item>
                <text:list-item>
                  <text:p text:style-name="P7">“Hello Tomaranth”</text:p>
                </text:list-item>
                <text:list-item>
                  <text:p text:style-name="P7">You shift your eyes to meet the gaze of your parents: Sorcyl and Orianna Drachedandion.</text:p>
                </text:list-item>
                <text:list-item>
                  <text:p text:style-name="P7">Your location has changed too, to somewhere much further from anywhere the three of you might be recognized.</text:p>
                </text:list-item>
              </text:list>
            </text:list-item>
          </text:list>
        </text:list-item>
        <text:list-item>
          <text:p text:style-name="P9">You're sitting on the couch with Kathra after the kids have gone to bed, talking about your plan to go find Darsis, the two of you get up to head for bed, you lay down, close your eyes, and wake up in the Two Ford Inn</text:p>
        </text:list-item>
      </text:list>
      <text:p text:style-name="P3"/>
      <text:p text:style-name="P10"><text:soft-page-break/><text:span text:style-name="T2"><text:tab/></text:span><text:span text:style-name="T1">Encounter Creatures (Currently just copy of Monk Safeton crew)</text:span></text:p>
      <text:p text:style-name="P2"/>
      <text:list xml:id="list4538898309207389108" text:style-name="L4">
        <text:list-item>
          <text:p text:style-name="P8">Pirate (241) &lt;&lt; <text:span text:style-name="T4">Actually Guard</text:span></text:p>
        </text:list-item>
        <text:list-item>
          <text:p text:style-name="P8">Bandit Captain (27) &lt;&lt; <text:s/><text:span text:style-name="T4">Actually Darsis</text:span></text:p>
        </text:list-item>
        <text:list-item>
          <text:p text:style-name="P8">Bandits x 2 (27) &lt;&lt; <text:s/><text:span text:style-name="T4">Actually Ruffian</text:span></text:p>
        </text:list-item>
        <text:list-item>
          <text:p text:style-name="P8">Tough (307) &lt;&lt; <text:span text:style-name="T4">Actually Guar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3T19:16:40.61</meta:creation-date>
    <meta:generator>OpenOffice/4.1.15$Win32 OpenOffice.org_project/4115m2$Build-9813</meta:generator>
    <dc:date>2025-07-08T18:11:17.10</dc:date>
    <dc:creator>Paul Paroczai</dc:creator>
    <meta:editing-duration>PT19H27M11S</meta:editing-duration>
    <meta:editing-cycles>37</meta:editing-cycles>
    <meta:printed-by>Paul Paroczai</meta:printed-by>
    <meta:print-date>2025-07-08T18:10:26.70</meta:print-date>
    <meta:document-statistic meta:table-count="0" meta:image-count="0" meta:object-count="0" meta:page-count="4" meta:paragraph-count="79" meta:word-count="1574" meta:character-count="8182"/>
  </office:meta>
</office:document-meta>
</file>